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7bc65"/>
    </style:style>
    <style:style style:name="ce4" style:family="table-cell" style:parent-style-name="Default" style:data-style-name="N2">
      <style:table-cell-properties fo:background-color="#ffbf00"/>
    </style:style>
    <style:style style:name="ce5" style:family="table-cell" style:parent-style-name="Default" style:data-style-name="N112">
      <style:table-cell-properties fo:background-color="#ffbf00"/>
      <style:text-properties fo:font-weight="bold" style:font-weight-asian="bold" style:font-weight-complex="bold"/>
    </style:style>
    <style:style style:name="ce6" style:family="table-cell" style:parent-style-name="Default" style:data-style-name="N111">
      <style:table-cell-properties fo:background-color="#ffbf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auto toggle</text:p>
          </table:table-cell>
          <table:table-cell office:value-type="string" calcext:value-type="string">
            <text:p>OFF</text:p>
          </table:table-cell>
          <table:table-cell table:number-columns-repeated="2"/>
          <table:table-cell office:value-type="string" calcext:value-type="string">
            <text:p>auto toggle</text:p>
          </table:table-cell>
          <table:table-cell office:value-type="string" calcext:value-type="string">
            <text:p>ON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Spellbook AS</text:p>
          </table:table-cell>
          <table:covered-table-cell table:style-name="Default"/>
          <table:covered-table-cell/>
          <table:table-cell/>
          <table:table-cell table:style-name="ce2" office:value-type="string" calcext:value-type="string" table:number-columns-spanned="3" table:number-rows-spanned="1">
            <text:p>Spellbook AS</text:p>
          </table:table-cell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total time</text:p>
          </table:table-cell>
          <table:table-cell office:value-type="float" office:value="592.66" calcext:value-type="float">
            <text:p>592.66</text:p>
          </table:table-cell>
          <table:table-cell table:number-columns-repeated="2"/>
          <table:table-cell office:value-type="string" calcext:value-type="string">
            <text:p>total time</text:p>
          </table:table-cell>
          <table:table-cell office:value-type="float" office:value="621.53" calcext:value-type="float">
            <text:p>621.53</text:p>
          </table:table-cell>
          <table:table-cell/>
        </table:table-row>
        <table:table-row table:style-name="ro1">
          <table:table-cell office:value-type="string" calcext:value-type="string">
            <text:p># of AS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string" calcext:value-type="string">
            <text:p># of AS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cast time</text:p>
          </table:table-cell>
          <table:table-cell office:value-type="float" office:value="108.48" calcext:value-type="float">
            <text:p>108.48</text:p>
          </table:table-cell>
          <table:table-cell table:style-name="ce4" table:formula="of:=[.B7]/[.B6]" office:value-type="float" office:value="0.477885462555066" calcext:value-type="float">
            <text:p>0.48</text:p>
          </table:table-cell>
          <table:table-cell/>
          <table:table-cell office:value-type="string" calcext:value-type="string">
            <text:p>cast time</text:p>
          </table:table-cell>
          <table:table-cell office:value-type="float" office:value="103.98" calcext:value-type="float">
            <text:p>103.98</text:p>
          </table:table-cell>
          <table:table-cell table:style-name="ce4" table:formula="of:=[.F7]/[.F6]" office:value-type="float" office:value="0.436890756302521" calcext:value-type="float">
            <text:p>0.44</text:p>
          </table:table-cell>
        </table:table-row>
        <table:table-row table:style-name="ro1">
          <table:table-cell office:value-type="string" calcext:value-type="string">
            <text:p>delay time</text:p>
          </table:table-cell>
          <table:table-cell office:value-type="float" office:value="1.98" calcext:value-type="float">
            <text:p>1.98</text:p>
          </table:table-cell>
          <table:table-cell table:style-name="ce5" table:formula="of:=[.B8]/[.B6]" office:value-type="float" office:value="0.00872246696035242" calcext:value-type="float">
            <text:p>0.00872</text:p>
          </table:table-cell>
          <table:table-cell/>
          <table:table-cell office:value-type="string" calcext:value-type="string">
            <text:p>delay time</text:p>
          </table:table-cell>
          <table:table-cell office:value-type="float" office:value="2.26" calcext:value-type="float">
            <text:p>2.26</text:p>
          </table:table-cell>
          <table:table-cell table:style-name="ce5" table:formula="of:=[.F8]/[.F6]" office:value-type="float" office:value="0.00949579831932773" calcext:value-type="float">
            <text:p>0.00950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Spellbook SS</text:p>
          </table:table-cell>
          <table:covered-table-cell table:style-name="Default"/>
          <table:covered-table-cell/>
          <table:table-cell/>
          <table:table-cell table:style-name="ce2" office:value-type="string" calcext:value-type="string" table:number-columns-spanned="3" table:number-rows-spanned="1">
            <text:p>Spellbook SS</text:p>
          </table:table-cell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total time</text:p>
          </table:table-cell>
          <table:table-cell office:value-type="float" office:value="94.75" calcext:value-type="float">
            <text:p>94.75</text:p>
          </table:table-cell>
          <table:table-cell table:number-columns-repeated="2"/>
          <table:table-cell office:value-type="string" calcext:value-type="string">
            <text:p>total time</text:p>
          </table:table-cell>
          <table:table-cell office:value-type="float" office:value="340.67" calcext:value-type="float">
            <text:p>340.67</text:p>
          </table:table-cell>
          <table:table-cell/>
        </table:table-row>
        <table:table-row table:style-name="ro1">
          <table:table-cell office:value-type="string" calcext:value-type="string">
            <text:p># of AS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# of AS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# of S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# of SS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cast time</text:p>
          </table:table-cell>
          <table:table-cell office:value-type="float" office:value="15.77" calcext:value-type="float">
            <text:p>15.77</text:p>
          </table:table-cell>
          <table:table-cell table:style-name="ce4" table:formula="of:=[.B14]/[.B12]" office:value-type="float" office:value="0.438055555555555" calcext:value-type="float">
            <text:p>0.44</text:p>
          </table:table-cell>
          <table:table-cell/>
          <table:table-cell office:value-type="string" calcext:value-type="string">
            <text:p>cast time</text:p>
          </table:table-cell>
          <table:table-cell office:value-type="float" office:value="54.67" calcext:value-type="float">
            <text:p>54.67</text:p>
          </table:table-cell>
          <table:table-cell table:style-name="ce4" table:formula="of:=[.F14]/[.F12]" office:value-type="float" office:value="0.420538461538462" calcext:value-type="float">
            <text:p>0.42</text:p>
          </table:table-cell>
        </table:table-row>
        <table:table-row table:style-name="ro1">
          <table:table-cell office:value-type="string" calcext:value-type="string">
            <text:p>delay time</text:p>
          </table:table-cell>
          <table:table-cell office:value-type="float" office:value="0.39" calcext:value-type="float">
            <text:p>0.39</text:p>
          </table:table-cell>
          <table:table-cell table:number-columns-repeated="2"/>
          <table:table-cell office:value-type="string" calcext:value-type="string">
            <text:p>delay time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KC during AS cast</text:p>
          </table:table-cell>
          <table:covered-table-cell table:style-name="Default"/>
          <table:covered-table-cell/>
          <table:table-cell/>
          <table:table-cell table:style-name="ce2" office:value-type="string" calcext:value-type="string" table:number-columns-spanned="3" table:number-rows-spanned="1">
            <text:p>Auto ayyack in between AS</text:p>
          </table:table-cell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total time</text:p>
          </table:table-cell>
          <table:table-cell office:value-type="float" office:value="404.31" calcext:value-type="float">
            <text:p>404.31</text:p>
          </table:table-cell>
          <table:table-cell table:number-columns-repeated="2"/>
          <table:table-cell office:value-type="string" calcext:value-type="string">
            <text:p>total time</text:p>
          </table:table-cell>
          <table:table-cell office:value-type="float" office:value="404.31" calcext:value-type="float">
            <text:p>404.31</text:p>
          </table:table-cell>
          <table:table-cell/>
        </table:table-row>
        <table:table-row table:style-name="ro1">
          <table:table-cell office:value-type="string" calcext:value-type="string">
            <text:p># of AS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string" calcext:value-type="string">
            <text:p># of AS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string" calcext:value-type="string">
            <text:p># of SS</text:p>
          </table:table-cell>
          <table:table-cell table:number-columns-repeated="3"/>
          <table:table-cell office:value-type="string" calcext:value-type="string">
            <text:p># of 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of KC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# of KC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cast time</text:p>
          </table:table-cell>
          <table:table-cell office:value-type="float" office:value="89.04" calcext:value-type="float">
            <text:p>89.04</text:p>
          </table:table-cell>
          <table:table-cell table:style-name="ce4" table:formula="of:=[.B22]/[.B19]" office:value-type="float" office:value="0.421990521327014" calcext:value-type="float">
            <text:p>0.42</text:p>
          </table:table-cell>
          <table:table-cell/>
          <table:table-cell office:value-type="string" calcext:value-type="string">
            <text:p>cast time</text:p>
          </table:table-cell>
          <table:table-cell office:value-type="float" office:value="89.04" calcext:value-type="float">
            <text:p>89.04</text:p>
          </table:table-cell>
          <table:table-cell table:style-name="ce4" table:formula="of:=[.F22]/[.F19]" office:value-type="float" office:value="0.421990521327014" calcext:value-type="float">
            <text:p>0.42</text:p>
          </table:table-cell>
        </table:table-row>
        <table:table-row table:style-name="ro1">
          <table:table-cell office:value-type="string" calcext:value-type="string">
            <text:p>delay time</text:p>
          </table:table-cell>
          <table:table-cell office:value-type="float" office:value="2.08" calcext:value-type="float">
            <text:p>2.08</text:p>
          </table:table-cell>
          <table:table-cell table:style-name="ce5" table:formula="of:=[.B23]/[.B19]" office:value-type="float" office:value="0.00985781990521327" calcext:value-type="float">
            <text:p>0.00986</text:p>
          </table:table-cell>
          <table:table-cell/>
          <table:table-cell office:value-type="string" calcext:value-type="string">
            <text:p>delay time</text:p>
          </table:table-cell>
          <table:table-cell office:value-type="float" office:value="2.08" calcext:value-type="float">
            <text:p>2.08</text:p>
          </table:table-cell>
          <table:table-cell table:style-name="ce5" table:formula="of:=[.F23]/[.F19]" office:value-type="float" office:value="0.00985781990521327" calcext:value-type="float">
            <text:p>0.00986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SS with AS macro</text:p>
          </table:table-cell>
          <table:covered-table-cell table:style-name="Default"/>
          <table:covered-table-cell/>
          <table:table-cell/>
          <table:table-cell table:style-name="ce2" office:value-type="string" calcext:value-type="string" table:number-columns-spanned="3" table:number-rows-spanned="1">
            <text:p>SS with AS macro</text:p>
          </table:table-cell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total time</text:p>
          </table:table-cell>
          <table:table-cell office:value-type="float" office:value="488.54" calcext:value-type="float">
            <text:p>488.54</text:p>
          </table:table-cell>
          <table:table-cell table:number-columns-repeated="2"/>
          <table:table-cell office:value-type="string" calcext:value-type="string">
            <text:p>total time</text:p>
          </table:table-cell>
          <table:table-cell office:value-type="float" office:value="525.42" calcext:value-type="float">
            <text:p>525.42</text:p>
          </table:table-cell>
          <table:table-cell/>
        </table:table-row>
        <table:table-row table:style-name="ro1">
          <table:table-cell office:value-type="string" calcext:value-type="string">
            <text:p># of AS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# of AS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# of SS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# of SS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string" calcext:value-type="string">
            <text:p>cast time</text:p>
          </table:table-cell>
          <table:table-cell office:value-type="float" office:value="78.6" calcext:value-type="float">
            <text:p>78.6</text:p>
          </table:table-cell>
          <table:table-cell table:style-name="ce4" table:formula="of:=[.B31]/[.B29]" office:value-type="float" office:value="0.427173913043478" calcext:value-type="float">
            <text:p>0.43</text:p>
          </table:table-cell>
          <table:table-cell/>
          <table:table-cell office:value-type="string" calcext:value-type="string">
            <text:p>cast time</text:p>
          </table:table-cell>
          <table:table-cell office:value-type="float" office:value="84.24" calcext:value-type="float">
            <text:p>84.24</text:p>
          </table:table-cell>
          <table:table-cell table:style-name="ce4" table:formula="of:=[.F31]/[.F29]" office:value-type="float" office:value="0.425454545454545" calcext:value-type="float">
            <text:p>0.43</text:p>
          </table:table-cell>
        </table:table-row>
        <table:table-row table:style-name="ro1">
          <table:table-cell office:value-type="string" calcext:value-type="string">
            <text:p>delay time</text:p>
          </table:table-cell>
          <table:table-cell office:value-type="float" office:value="10.28" calcext:value-type="float">
            <text:p>10.28</text:p>
          </table:table-cell>
          <table:table-cell table:style-name="ce6" table:formula="of:=[.B32]/[.B30]" office:value-type="float" office:value="0.0561748633879781" calcext:value-type="float">
            <text:p>0.056</text:p>
          </table:table-cell>
          <table:table-cell/>
          <table:table-cell office:value-type="string" calcext:value-type="string">
            <text:p>delay time</text:p>
          </table:table-cell>
          <table:table-cell office:value-type="float" office:value="10.72" calcext:value-type="float">
            <text:p>10.72</text:p>
          </table:table-cell>
          <table:table-cell table:style-name="ce6" table:formula="of:=[.F32]/[.F30]" office:value-type="float" office:value="0.0544162436548223" calcext:value-type="float">
            <text:p>0.054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Macro AS</text:p>
          </table:table-cell>
          <table:covered-table-cell table:style-name="Default"/>
          <table:covered-table-cell/>
          <table:table-cell/>
          <table:table-cell table:style-name="ce2" office:value-type="string" calcext:value-type="string" table:number-columns-spanned="3" table:number-rows-spanned="1">
            <text:p>Macro AS</text:p>
          </table:table-cell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total time</text:p>
          </table:table-cell>
          <table:table-cell office:value-type="float" office:value="599.54" calcext:value-type="float">
            <text:p>599.54</text:p>
          </table:table-cell>
          <table:table-cell table:number-columns-repeated="2"/>
          <table:table-cell office:value-type="string" calcext:value-type="string">
            <text:p>total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of AS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string" calcext:value-type="string">
            <text:p># of 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 time</text:p>
          </table:table-cell>
          <table:table-cell office:value-type="float" office:value="90.72" calcext:value-type="float">
            <text:p>90.72</text:p>
          </table:table-cell>
          <table:table-cell table:style-name="ce4" table:formula="of:=[.B37]/[.B36]" office:value-type="float" office:value="0.427924528301887" calcext:value-type="float">
            <text:p>0.43</text:p>
          </table:table-cell>
          <table:table-cell/>
          <table:table-cell office:value-type="string" calcext:value-type="string">
            <text:p>cast time</text:p>
          </table:table-cell>
          <table:table-cell/>
          <table:table-cell table:style-name="ce4" table:formula="of:=[.F37]/[.F3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lay time</text:p>
          </table:table-cell>
          <table:table-cell office:value-type="float" office:value="48.04" calcext:value-type="float">
            <text:p>48.04</text:p>
          </table:table-cell>
          <table:table-cell table:style-name="ce5" table:formula="of:=[.B38]/[.B36]" office:value-type="float" office:value="0.226603773584906" calcext:value-type="float">
            <text:p>0.22660</text:p>
          </table:table-cell>
          <table:table-cell/>
          <table:table-cell office:value-type="string" calcext:value-type="string">
            <text:p>delay time</text:p>
          </table:table-cell>
          <table:table-cell/>
          <table:table-cell table:style-name="ce5" table:formula="of:=[.F38]/[.F36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5T14:52:52.469000000</dc:date>
    <meta:editing-duration>PT6H37M9S</meta:editing-duration>
    <meta:editing-cycles>15</meta:editing-cycles>
    <meta:generator>LibreOffice/7.1.1.2$Windows_X86_64 LibreOffice_project/fe0b08f4af1bacafe4c7ecc87ce55bb426164676</meta:generator>
    <meta:document-statistic meta:table-count="1" meta:cell-count="122" meta:object-count="0"/>
  </office:meta>
</office:document-meta>
</file>